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3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stant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Chapter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LFM</text:p>
          </table:table-cell>
          <table:table-cell table:style-name="ce1"/>
          <table:table-cell/>
          <table:table-cell office:value-type="string" calcext:value-type="string">
            <text:p>OBF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orrekturlesen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2" office:value-type="string" calcext:value-type="string">
            <text:p>MCTS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5" office:value-type="string" calcext:value-type="string">
            <text:p>MC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6"/>
          <table:table-cell/>
          <table:table-cell table:style-name="ce6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aluierung</text:p>
          </table:table-cell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ha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cepticoins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0"/>
          <table:table-cell table:style-name="ce15"/>
          <table:table-cell table:style-name="ce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arbagecollector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abyrinthdual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okoban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ortex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/>
          <table:table-cell table:style-name="ce15" office:value-type="string" calcext:value-type="string">
            <text:p>X</text:p>
          </table:table-cell>
          <table:table-cell table:style-name="ce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 table:style-name="ce3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/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tinuous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ransfer Learning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1:07:50.609872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13:20.565167733</meta:creation-date>
    <dc:date>2019-11-22T09:35:28.926572484</dc:date>
    <meta:editing-duration>PT47M3S</meta:editing-duration>
    <meta:editing-cycles>5</meta:editing-cycles>
    <meta:generator>LibreOffice/6.0.7.3$Linux_X86_64 LibreOffice_project/00m0$Build-3</meta:generator>
    <meta:document-statistic meta:table-count="1" meta:cell-count="423" meta:object-count="0"/>
  </office:meta>
</office:document-meta>
</file>